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auto-grow-height="true" draw:auto-grow-width="false" fo:min-height="2.036cm" fo:min-width="7.501cm"/>
    </style:style>
    <style:style style:name="gr2" style:family="graphic" style:parent-style-name="objectwithoutfill">
      <style:graphic-properties draw:auto-grow-width="true" fo:min-height="0cm" fo:min-width="0cm"/>
    </style:style>
    <style:style style:name="gr3" style:family="graphic" style:parent-style-name="objectwithoutfill">
      <style:graphic-properties draw:auto-grow-width="false" fo:min-height="0cm" fo:min-width="7.3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72cm" svg:height="2.286cm" svg:x="1.27cm" svg:y="0.254cm">
          <draw:text-box>
            <text:p text:style-name="P1"><text:span text:style-name="T1">Control</text:span></text:p>
          </draw:text-box>
        </draw:frame>
        <draw:frame draw:style-name="gr2" xml:id="id1" draw:id="id1" draw:layer="layout" svg:width="1.594cm" svg:height="0.962cm" svg:x="1.839cm" svg:y="1.197cm">
          <draw:text-box>
            <text:p><text:span text:style-name="T2">freq</text:span></text:p>
          </draw:text-box>
        </draw:frame>
        <draw:frame draw:style-name="gr2" xml:id="id3" draw:id="id3" draw:layer="layout" svg:width="1.734cm" svg:height="0.962cm" svg:x="3.6cm" svg:y="1.197cm">
          <draw:text-box>
            <text:p><text:span text:style-name="T2">amp</text:span></text:p>
          </draw:text-box>
        </draw:frame>
        <draw:frame draw:style-name="gr2" xml:id="id2" draw:id="id2" draw:layer="layout" svg:width="4.172cm" svg:height="0.962cm" svg:x="0.273cm" svg:y="3.429cm">
          <draw:text-box>
            <text:p><text:span text:style-name="T3">SinOsc:</text:span> <text:span text:style-name="T2">freq</text:span></text:p>
          </draw:text-box>
        </draw:frame>
        <draw:frame draw:style-name="gr2" xml:id="id4" draw:id="id4" draw:layer="layout" svg:width="2.442cm" svg:height="0.962cm" svg:x="3.95cm" svg:y="5.642cm">
          <draw:text-box>
            <text:p><text:span text:style-name="T2">s1</text:span> <text:span text:style-name="T3">*</text:span> <text:span text:style-name="T2">s2</text:span></text:p>
          </draw:text-box>
        </draw:frame>
        <draw:frame draw:style-name="gr3" draw:layer="layout" svg:width="4.572cm" svg:height="1.651cm" svg:x="2.286cm" svg:y="7.747cm">
          <draw:text-box>
            <text:p><text:span text:style-name="T3">Out</text:span></text:p>
          </draw:text-box>
        </draw:frame>
        <draw:frame draw:style-name="gr2" xml:id="id5" draw:id="id5" draw:layer="layout" svg:width="0.853cm" svg:height="0.962cm" svg:x="4.012cm" svg:y="7.928cm">
          <draw:text-box>
            <text:p>L</text:p>
          </draw:text-box>
        </draw:frame>
        <draw:frame draw:style-name="gr2" xml:id="id6" draw:id="id6" draw:layer="layout" svg:width="0.959cm" svg:height="0.962cm" svg:x="5.371cm" svg:y="7.928cm">
          <draw:text-box>
            <text:p>R</text:p>
          </draw:text-box>
        </draw:frame>
        <draw:connector draw:style-name="gr4" draw:text-style-name="P2" draw:layer="layout" draw:type="line" svg:x1="2.636cm" svg:y1="2.159cm" svg:x2="3.435cm" svg:y2="3.554cm" draw:start-shape="id1" draw:start-glue-point="2" svg:d="m2636 2159 799 1395" svg:viewBox="0 0 800 1396">
          <text:p/>
        </draw:connector>
        <draw:connector draw:style-name="gr4" draw:text-style-name="P2" draw:layer="layout" draw:type="line" svg:x1="2.359cm" svg:y1="4.391cm" svg:x2="4.564cm" svg:y2="5.852cm" draw:start-shape="id2" draw:start-glue-point="2" svg:d="m2359 4391 2205 1461" svg:viewBox="0 0 2206 1462">
          <text:p/>
        </draw:connector>
        <draw:connector draw:style-name="gr4" draw:text-style-name="P2" draw:layer="layout" draw:type="line" svg:x1="4.467cm" svg:y1="2.159cm" svg:x2="5.864cm" svg:y2="5.853cm" draw:start-shape="id3" draw:start-glue-point="2" svg:d="m4467 2159 1397 3694" svg:viewBox="0 0 1398 3695">
          <text:p/>
        </draw:connector>
        <draw:connector draw:style-name="gr4" draw:text-style-name="P2" draw:layer="layout" draw:type="line" svg:x1="5.171cm" svg:y1="6.604cm" svg:x2="4.438cm" svg:y2="7.928cm" draw:start-shape="id4" draw:start-glue-point="2" draw:end-shape="id5" draw:end-glue-point="0" svg:d="m5171 6604-733 1324" svg:viewBox="0 0 734 1325">
          <text:p/>
        </draw:connector>
        <draw:connector draw:style-name="gr4" draw:text-style-name="P2" draw:layer="layout" draw:type="line" svg:x1="5.171cm" svg:y1="6.604cm" svg:x2="5.85cm" svg:y2="7.928cm" draw:start-shape="id4" draw:start-glue-point="2" draw:end-shape="id6" draw:end-glue-point="0" svg:d="m5171 6604 679 1324" svg:viewBox="0 0 680 13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ing_20_1" draw:fill-image-name="Bitmape_20_1" draw:textarea-horizontal-align="left" draw:auto-grow-height="false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112cm" fo:page-height="9.7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6-02-03T16:59:03</meta:creation-date>
    <dc:date>2016-02-03T17:09:43</dc:date>
    <dc:creator>James </dc:creator>
    <meta:editing-duration>PT3M34S</meta:editing-duration>
    <meta:editing-cycles>2</meta:editing-cycles>
    <meta:generator>LibreOffice/3.5$Linux_X86_64 LibreOffice_project/350m1$Build-2</meta:generator>
    <meta:document-statistic meta:object-count="13"/>
  </office:meta>
</office:document-meta>
</file>